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8e70" officeooo:paragraph-rsid="001d8e70"/>
    </style:style>
    <style:style style:name="P2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P3" style:family="paragraph" style:parent-style-name="Standard">
      <style:paragraph-properties fo:text-align="center" style:justify-single-word="false"/>
      <style:text-properties officeooo:rsid="001d8e70" officeooo:paragraph-rsid="001f579a"/>
    </style:style>
    <style:style style:name="P4" style:family="paragraph" style:parent-style-name="Standard">
      <style:text-properties officeooo:rsid="001d8e70" officeooo:paragraph-rsid="001f579a"/>
    </style:style>
    <style:style style:name="P5" style:family="paragraph" style:parent-style-name="Standard">
      <style:paragraph-properties fo:text-align="justify" style:justify-single-word="false"/>
      <style:text-properties officeooo:rsid="001d8e70" officeooo:paragraph-rsid="001d8e70"/>
    </style:style>
    <style:style style:name="P6" style:family="paragraph" style:parent-style-name="Standard">
      <style:text-properties officeooo:rsid="001d8e70" officeooo:paragraph-rsid="0021fcd8"/>
    </style:style>
    <style:style style:name="P7" style:family="paragraph" style:parent-style-name="Standard">
      <style:paragraph-properties fo:text-align="center" style:justify-single-word="false"/>
      <style:text-properties officeooo:rsid="001d8e70" officeooo:paragraph-rsid="0021fcd8"/>
    </style:style>
    <style:style style:name="P8" style:family="paragraph" style:parent-style-name="Standard">
      <style:paragraph-properties fo:text-align="center" style:justify-single-word="false"/>
      <style:text-properties officeooo:rsid="001d8e70" officeooo:paragraph-rsid="001d8e70"/>
    </style:style>
    <style:style style:name="T1" style:family="text">
      <style:text-properties officeooo:rsid="001f579a"/>
    </style:style>
    <style:style style:name="T2" style:family="text">
      <style:text-properties style:font-name="Liberation Serif1" officeooo:rsid="001f579a" style:font-name-asian="Liberation Serif1" style:font-name-complex="Liberation Serif1"/>
    </style:style>
    <style:style style:name="T3" style:family="text">
      <style:text-properties officeooo:rsid="0021282d"/>
    </style:style>
    <style:style style:name="T4" style:family="text">
      <style:text-properties officeooo:rsid="002a1e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2.a):</text:p>
      <text:p text:style-name="P1"/>
      <text:p text:style-name="P1"><text:tab/>Vamos a calcular la serie de Taylor <text:span text:style-name="T4">centrada en 1 </text:span>para la siguiente función:</text:p>
      <text:p text:style-name="P1"/>
      <text:p text:style-name="P2"><draw:frame draw:style-name="fr1" draw:name="Object1" text:anchor-type="as-char" svg:y="-0.743cm" svg:width="2.485cm" svg:height="1.1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Para ello, primero consideramos la serie de Taylor del exponencial:</text:p>
      <text:p text:style-name="P1"/>
      <text:p text:style-name="P2"><draw:frame draw:style-name="fr1" draw:name="Object2" text:anchor-type="as-char" svg:y="-0.681cm" svg:width="1.903cm" svg:height="1.108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7" text:anchor-type="as-char" svg:y="-0.681cm" svg:width="2.402cm" svg:height="1.10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1"><text:tab/><text:span text:style-name="T1">Y manipulamos:</text:span></text:p>
      <text:p text:style-name="P6"><text:tab/><text:tab/><text:span text:style-name="T1">dividiendo entre t ( para t </text:span><text:span text:style-name="T2">≠</text:span><text:span text:style-name="T1"> 0 ): </text:span></text:p>
      <text:p text:style-name="P7"><draw:frame draw:style-name="fr1" draw:name="Object3" text:anchor-type="as-char" svg:y="-0.681cm" svg:width="2.865cm" svg:height="1.10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><text:tab/><text:tab/><text:span text:style-name="T1">Integrando entre 1 y x:</text:span></text:p>
      <text:p text:style-name="P4"/>
      <text:p text:style-name="P3"><draw:frame draw:style-name="fr1" draw:name="Object4" text:anchor-type="as-char" svg:y="-0.743cm" svg:width="5.156cm" svg:height="1.19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"/>
      <text:p text:style-name="P3"><text:s text:c="4"/><draw:frame draw:style-name="fr1" draw:name="Object5" text:anchor-type="as-char" svg:y="-0.743cm" svg:width="5.719cm" svg:height="1.19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tab/></text:p>
      <text:p text:style-name="P1"/>
      <text:p text:style-name="P2"/>
      <text:p text:style-name="P5"><text:tab/><text:tab/><text:span text:style-name="T3">Así, tenemos la serie de Taylor para la función dada. Ahora, el polinomio de Taylor con grado 2, quedaría:</text:span></text:p>
      <text:p text:style-name="P2"><draw:frame draw:style-name="fr1" draw:name="Object8" text:anchor-type="as-char" svg:y="-0.743cm" svg:width="7.747cm" svg:height="1.198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1" draw:name="Object9" text:anchor-type="as-char" svg:y="-0.743cm" svg:width="5.808cm" svg:height="1.19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10:44.497092980</meta:creation-date>
    <meta:editing-duration>PT9M4S</meta:editing-duration>
    <meta:editing-cycles>4</meta:editing-cycles>
    <meta:generator>LibreOffice/6.1.3.2$Linux_X86_64 LibreOffice_project/10$Build-2</meta:generator>
    <dc:date>2018-12-03T21:45:05.773141297</dc:date>
    <meta:document-statistic meta:table-count="0" meta:image-count="0" meta:object-count="8" meta:page-count="1" meta:paragraph-count="15" meta:word-count="61" meta:character-count="350" meta:non-whitespace-character-count="28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n>1</mn>
            <mi>x</mi>
          </munderover>
          <mfrac>
            <msup>
              <mi>e</mi>
              <mi>t</mi>
            </msup>
            <mi>t</mi>
          </mfrac>
        </mrow>
      </mrow>
      <mi mathvariant="italic">dt</mi>
    </mrow>
    <annotation encoding="StarMath 5.0">f(x) = int from{1} to{x} {e^t over t}dt</annotation>
  </semantics>
</math>
</file>

<file path=Object 2/content.xml><?xml version="1.0" encoding="utf-8"?>
<math xmlns="http://www.w3.org/1998/Math/MathML" display="block">
  <semantics>
    <mrow>
      <msup>
        <mi>e</mi>
        <mi>t</mi>
      </msup>
      <mo stretchy="false">=</mo>
      <mrow>
        <munderover>
          <mo stretchy="false">∑</mo>
          <mrow>
            <mi>n</mi>
            <mo stretchy="false">=</mo>
            <mn>0</mn>
          </mrow>
          <mi mathvariant="normal">∞</mi>
        </munderover>
        <mfrac>
          <msup>
            <mi>t</mi>
            <mi>n</mi>
          </msup>
          <mrow>
            <mi>n</mi>
            <mi>!</mi>
          </mrow>
        </mfrac>
      </mrow>
    </mrow>
    <annotation encoding="StarMath 5.0">e^t = sum from{n=0} to{ infinity }  {t^n over {n!}}</annotation>
  </semantics>
</math>
</file>

<file path=Object 3/content.xml><?xml version="1.0" encoding="utf-8"?>
<math xmlns="http://www.w3.org/1998/Math/MathML" display="block">
  <semantics>
    <mrow>
      <mfrac>
        <msup>
          <mi>e</mi>
          <mi>t</mi>
        </msup>
        <mi>t</mi>
      </mfrac>
      <mo stretchy="false">=</mo>
      <mrow>
        <mfrac>
          <mn>1</mn>
          <mi>t</mi>
        </mfrac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t</mi>
              <mrow>
                <mi>n</mi>
                <mo stretchy="false">−</mo>
                <mn>1</mn>
              </mrow>
            </msup>
            <mrow>
              <mo fence="true" stretchy="false">(</mo>
              <mrow>
                <mrow>
                  <mi>n</mi>
                  <mi>!</mi>
                </mrow>
              </mrow>
              <mo fence="true" stretchy="false">)</mo>
            </mrow>
          </mfrac>
        </mrow>
      </mrow>
    </mrow>
    <annotation encoding="StarMath 5.0">e^t over t = 1 over t + sum from{n=1} to{ infinity }  {{t^{n-1} over {(n!)}}}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row>
          <mrow>
            <munderover>
              <mo stretchy="false">∫</mo>
              <mn>1</mn>
              <mi>x</mi>
            </munderover>
            <mrow>
              <mfrac>
                <mn>1</mn>
                <mi>t</mi>
              </mfrac>
              <mi mathvariant="italic">dt</mi>
            </mrow>
          </mrow>
          <mo stretchy="false">+</mo>
          <mrow>
            <munderover>
              <mo stretchy="false">∫</mo>
              <mn>1</mn>
              <mi>x</mi>
            </munderover>
            <mrow>
              <munderover>
                <mo stretchy="false">∑</mo>
                <mrow>
                  <mi>n</mi>
                  <mo stretchy="false">=</mo>
                  <mn>1</mn>
                </mrow>
                <mi mathvariant="normal">∞</mi>
              </munderover>
              <mfrac>
                <msup>
                  <mi>t</mi>
                  <mrow>
                    <mi>n</mi>
                    <mo stretchy="false">−</mo>
                    <mn>1</mn>
                  </mrow>
                </msup>
                <mrow>
                  <mi>n</mi>
                  <mi>!</mi>
                </mrow>
              </mfrac>
            </mrow>
          </mrow>
        </mrow>
      </mrow>
      <mi mathvariant="italic">dt</mi>
    </mrow>
    <annotation encoding="StarMath 5.0">int from 1 to x {e^t over t}dt =int from 1 to x {1 over t dt}+ int from 1 to x{sum from{n=1} to{ infinity }  {t^{n-1} over {n!}}}dt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row>
                <mi>n</mi>
                <mrow>
                  <mo fence="true" stretchy="false">(</mo>
                  <mrow>
                    <mrow>
                      <mi>n</mi>
                      <mi>!</mi>
                    </mrow>
                  </mrow>
                  <mo fence="true" stretchy="false">)</mo>
                </mrow>
              </mrow>
            </mfrac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row>
      </mrow>
    </mrow>
    <annotation encoding="StarMath 5.0">int from 1 to x {e^t over t}dt = ln(x) + sum from{n=1} to{ infinity }  {1 over {n(n!)}(x-1)}</annotation>
  </semantics>
</math>
</file>

<file path=Object 7/content.xml><?xml version="1.0" encoding="utf-8"?>
<math xmlns="http://www.w3.org/1998/Math/MathML" display="block">
  <semantics>
    <mrow>
      <msup>
        <mi>e</mi>
        <mi>t</mi>
      </msup>
      <mo stretchy="false">=</mo>
      <mrow>
        <mn>1</mn>
        <mo stretchy="false">+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frac>
            <msup>
              <mi>t</mi>
              <mi>n</mi>
            </msup>
            <mrow>
              <mi>n</mi>
              <mi>!</mi>
            </mrow>
          </mfrac>
        </mrow>
      </mrow>
    </mrow>
    <annotation encoding="StarMath 5.0">e^t = 1+ sum from{n=1} to{ infinity }  {t^n over {n!}}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n>1</mn>
          <mrow>
            <mn>1</mn>
            <mrow>
              <mo fence="true" stretchy="false">(</mo>
              <mrow>
                <mn>1</mn>
              </mrow>
              <mo fence="true" stretchy="false">)</mo>
            </mrow>
            <mi>!</mi>
          </mrow>
        </mfrac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frac>
          <mn>1</mn>
          <mrow>
            <mn>4</mn>
            <mrow>
              <mo fence="true" stretchy="false">(</mo>
              <mrow>
                <mn>1</mn>
              </mrow>
              <mo fence="true" stretchy="false">)</mo>
            </mrow>
            <mi>!</mi>
          </mrow>
        </mfrac>
      </mrow>
      <mrow>
        <mo fence="true" stretchy="false">(</mo>
        <mrow>
          <mrow>
            <msup>
              <mi>x</mi>
              <mn>2</mn>
            </msup>
            <mo stretchy="false">−</mo>
            <mn>1</mn>
          </mrow>
        </mrow>
        <mo fence="true" stretchy="false">)</mo>
      </mrow>
    </mrow>
    <annotation encoding="StarMath 5.0">int from 1 to x {e^t over t}dt = ln(x)+ 1 over { 1(1)! }( x-1 ) + 1 over { 4(1)! }( x^2 - 1 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n>1</mn>
          <mi>x</mi>
        </munderover>
        <mfrac>
          <msup>
            <mi>e</mi>
            <mi>t</mi>
          </msup>
          <mi>t</mi>
        </mfrac>
      </mrow>
      <mrow>
        <mi mathvariant="italic">dt</mi>
        <mo stretchy="false">=</mo>
        <mi>ln</mi>
      </mrow>
      <mrow>
        <mrow>
          <mo fence="true" stretchy="false">(</mo>
          <mrow>
            <mi>x</mi>
          </mrow>
          <mo fence="true" stretchy="false">)</mo>
        </mrow>
        <mo stretchy="false">−</mo>
        <mrow>
          <mn>5</mn>
          <mo stretchy="false">/</mo>
          <mn>4</mn>
        </mrow>
        <mo stretchy="false">+</mo>
        <mi>x</mi>
        <mo stretchy="false">+</mo>
        <mrow>
          <mo fence="true" stretchy="false">(</mo>
          <mrow>
            <mrow>
              <mn>1</mn>
              <mo stretchy="false">/</mo>
              <mn>4</mn>
            </mrow>
          </mrow>
          <mo fence="true" stretchy="false">)</mo>
        </mrow>
      </mrow>
      <msup>
        <mi>x</mi>
        <mn>2</mn>
      </msup>
    </mrow>
    <annotation encoding="StarMath 5.0">int from 1 to x {e^t over t}dt = ln(x) - 5/4 + x + (1/4){x^2}</annotation>
  </semantics>
</math>
</file>